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58.63mm" style:rel-column-width="21845*"/>
    </style:style>
    <style:style style:name="Table1.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97mm" fo:border="0.05pt solid #000000">
        <style:background-image/>
      </style:table-cell-properties>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1.25pt solid #000000"/>
    </style:style>
    <style:style style:name="Table1.B3" style:family="table-cell">
      <style:table-cell-properties fo:padding="0.97mm" fo:border-left="0.05pt solid #000000" fo:border-right="none" fo:border-top="none" fo:border-bottom="1.25pt solid #000000"/>
    </style:style>
    <style:style style:name="Table1.C3" style:family="table-cell">
      <style:table-cell-properties fo:padding="0.97mm" fo:border-left="0.05pt solid #000000" fo:border-right="0.05pt solid #000000" fo:border-top="none" fo:border-bottom="1.2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none"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49.85mm" style:rel-column-width="18572*"/>
    </style:style>
    <style:style style:name="Table2.C" style:family="table-column">
      <style:table-column-properties style:column-width="67.42mm" style:rel-column-width="25118*"/>
    </style:style>
    <style:style style:name="Table2.A1" style:family="table-cell">
      <style:table-cell-properties fo:padding="0mm" fo:border="none"/>
    </style:style>
    <style:style style:name="Table3" style:family="table">
      <style:table-properties style:width="175.9mm" table:align="margins"/>
    </style:style>
    <style:style style:name="Table3.A" style:family="table-column">
      <style:table-column-properties style:column-width="58.63mm" style:rel-column-width="21845*"/>
    </style:style>
    <style:style style:name="Table3.B" style:family="table-column">
      <style:table-column-properties style:column-width="49.85mm" style:rel-column-width="18572*"/>
    </style:style>
    <style:style style:name="Table3.C" style:family="table-column">
      <style:table-column-properties style:column-width="67.42mm" style:rel-column-width="25118*"/>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58.63mm" style:rel-column-width="21845*"/>
    </style:style>
    <style:style style:name="Table4.B" style:family="table-column">
      <style:table-column-properties style:column-width="49.85mm" style:rel-column-width="18572*"/>
    </style:style>
    <style:style style:name="Table4.C" style:family="table-column">
      <style:table-column-properties style:column-width="67.42mm" style:rel-column-width="25118*"/>
    </style:style>
    <style:style style:name="Table4.A1" style:family="table-cell">
      <style:table-cell-properties fo:padding="0mm" fo:border="none"/>
    </style:style>
    <style:style style:name="Table5" style:family="table">
      <style:table-properties style:width="175.9mm" table:align="margins"/>
    </style:style>
    <style:style style:name="Table5.A" style:family="table-column">
      <style:table-column-properties style:column-width="35.17mm" style:rel-column-width="13107*"/>
    </style:style>
    <style:style style:name="Table5.A1" style:family="table-cell">
      <style:table-cell-properties fo:background-color="#dddddd" fo:padding="0.97mm" fo:border-left="0.05pt solid #000000" fo:border-right="none" fo:border-top="0.05pt solid #000000" fo:border-bottom="0.05pt solid #000000">
        <style:background-image/>
      </style:table-cell-properties>
    </style:style>
    <style:style style:name="Table5.E1" style:family="table-cell">
      <style:table-cell-properties fo:background-color="#dddddd" fo:padding="0.97mm" fo:border="0.05pt solid #000000">
        <style:background-image/>
      </style:table-cell-properties>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none" fo:border-top="none" fo:border-bottom="0.05pt solid #000000"/>
    </style:style>
    <style:style style:name="Table5.D2" style:family="table-cell">
      <style:table-cell-properties fo:padding="0.97mm" fo:border-left="0.05pt solid #000000" fo:border-right="none" fo:border-top="none" fo:border-bottom="0.05pt solid #000000"/>
    </style:style>
    <style:style style:name="Table5.E2" style:family="table-cell">
      <style:table-cell-properties fo:padding="0.97mm" fo:border-left="0.05pt solid #000000" fo:border-right="0.05pt solid #000000" fo:border-top="none" fo:border-bottom="0.05pt solid #000000"/>
    </style:style>
    <style:style style:name="Table5.A3" style:family="table-cell">
      <style:table-cell-properties fo:padding="0.97mm" fo:border-left="0.05pt solid #000000" fo:border-right="none" fo:border-top="none" fo:border-bottom="0.05pt solid #000000"/>
    </style:style>
    <style:style style:name="Table5.B3" style:family="table-cell">
      <style:table-cell-properties fo:padding="0.97mm" fo:border-left="0.05pt solid #000000" fo:border-right="none" fo:border-top="none" fo:border-bottom="0.05pt solid #000000"/>
    </style:style>
    <style:style style:name="Table5.C3" style:family="table-cell">
      <style:table-cell-properties fo:padding="0.97mm" fo:border-left="0.05pt solid #000000" fo:border-right="none" fo:border-top="none" fo:border-bottom="0.05pt solid #000000"/>
    </style:style>
    <style:style style:name="Table5.D3" style:family="table-cell">
      <style:table-cell-properties fo:padding="0.97mm" fo:border-left="0.05pt solid #000000" fo:border-right="none" fo:border-top="none" fo:border-bottom="0.05pt solid #000000"/>
    </style:style>
    <style:style style:name="Table5.E3" style:family="table-cell">
      <style:table-cell-properties fo:padding="0.97mm" fo:border-left="0.05pt solid #000000" fo:border-right="0.05pt solid #000000" fo:border-top="none" fo:border-bottom="0.05pt solid #000000"/>
    </style:style>
    <style:style style:name="Table5.A4" style:family="table-cell">
      <style:table-cell-properties fo:padding="0.97mm" fo:border-left="0.05pt solid #000000" fo:border-right="none" fo:border-top="none" fo:border-bottom="0.05pt solid #000000"/>
    </style:style>
    <style:style style:name="Table5.B4" style:family="table-cell">
      <style:table-cell-properties fo:padding="0.97mm" fo:border-left="0.05pt solid #000000" fo:border-right="none" fo:border-top="none" fo:border-bottom="0.05pt solid #000000"/>
    </style:style>
    <style:style style:name="Table5.C4" style:family="table-cell">
      <style:table-cell-properties fo:padding="0.97mm" fo:border-left="0.05pt solid #000000" fo:border-right="none" fo:border-top="none" fo:border-bottom="0.05pt solid #000000"/>
    </style:style>
    <style:style style:name="Table5.D4" style:family="table-cell">
      <style:table-cell-properties fo:padding="0.97mm" fo:border-left="0.05pt solid #000000" fo:border-right="none" fo:border-top="none" fo:border-bottom="0.05pt solid #000000"/>
    </style:style>
    <style:style style:name="Table5.E4" style:family="table-cell">
      <style:table-cell-properties fo:padding="0.97mm" fo:border-left="0.05pt solid #000000" fo:border-right="0.05pt solid #000000" fo:border-top="none" fo:border-bottom="0.05pt solid #000000"/>
    </style:style>
    <style:style style:name="Table5.A5" style:family="table-cell">
      <style:table-cell-properties fo:padding="0.97mm" fo:border-left="0.05pt solid #000000" fo:border-right="none" fo:border-top="none" fo:border-bottom="0.05pt solid #000000"/>
    </style:style>
    <style:style style:name="Table5.B5" style:family="table-cell">
      <style:table-cell-properties fo:padding="0.97mm" fo:border-left="0.05pt solid #000000" fo:border-right="none" fo:border-top="none" fo:border-bottom="0.05pt solid #000000"/>
    </style:style>
    <style:style style:name="Table5.C5" style:family="table-cell">
      <style:table-cell-properties fo:padding="0.97mm" fo:border-left="0.05pt solid #000000" fo:border-right="none" fo:border-top="none" fo:border-bottom="0.05pt solid #000000"/>
    </style:style>
    <style:style style:name="Table5.D5" style:family="table-cell">
      <style:table-cell-properties fo:padding="0.97mm" fo:border-left="0.05pt solid #000000" fo:border-right="none" fo:border-top="none" fo:border-bottom="0.05pt solid #000000"/>
    </style:style>
    <style:style style:name="Table5.E5" style:family="table-cell">
      <style:table-cell-properties fo:padding="0.97mm" fo:border-left="0.05pt solid #000000" fo:border-right="0.05pt solid #000000" fo:border-top="none" fo:border-bottom="0.05pt solid #000000"/>
    </style:style>
    <style:style style:name="Table5.A6" style:family="table-cell">
      <style:table-cell-properties fo:padding="0.97mm" fo:border-left="0.05pt solid #000000" fo:border-right="none" fo:border-top="none" fo:border-bottom="0.05pt solid #000000"/>
    </style:style>
    <style:style style:name="Table5.B6" style:family="table-cell">
      <style:table-cell-properties fo:padding="0.97mm" fo:border-left="0.05pt solid #000000" fo:border-right="none" fo:border-top="none" fo:border-bottom="0.05pt solid #000000"/>
    </style:style>
    <style:style style:name="Table5.C6" style:family="table-cell">
      <style:table-cell-properties fo:padding="0.97mm" fo:border-left="0.05pt solid #000000" fo:border-right="none" fo:border-top="none" fo:border-bottom="0.05pt solid #000000"/>
    </style:style>
    <style:style style:name="Table5.D6" style:family="table-cell">
      <style:table-cell-properties fo:padding="0.97mm" fo:border-left="0.05pt solid #000000" fo:border-right="none" fo:border-top="none" fo:border-bottom="0.05pt solid #000000"/>
    </style:style>
    <style:style style:name="Table5.E6" style:family="table-cell">
      <style:table-cell-properties fo:padding="0.97mm" fo:border-left="0.05pt solid #000000" fo:border-right="0.05pt solid #000000" fo:border-top="none" fo:border-bottom="0.05pt solid #000000"/>
    </style:style>
    <style:style style:name="Table5.A7" style:family="table-cell">
      <style:table-cell-properties fo:padding="0.97mm" fo:border-left="0.05pt solid #000000" fo:border-right="none" fo:border-top="none" fo:border-bottom="0.05pt solid #000000"/>
    </style:style>
    <style:style style:name="Table5.B7" style:family="table-cell">
      <style:table-cell-properties fo:padding="0.97mm" fo:border-left="0.05pt solid #000000" fo:border-right="none" fo:border-top="none" fo:border-bottom="0.05pt solid #000000"/>
    </style:style>
    <style:style style:name="Table5.C7" style:family="table-cell">
      <style:table-cell-properties fo:padding="0.97mm" fo:border-left="0.05pt solid #000000" fo:border-right="none" fo:border-top="none" fo:border-bottom="0.05pt solid #000000"/>
    </style:style>
    <style:style style:name="Table5.D7" style:family="table-cell">
      <style:table-cell-properties fo:padding="0.97mm" fo:border-left="0.05pt solid #000000" fo:border-right="none" fo:border-top="none" fo:border-bottom="0.05pt solid #000000"/>
    </style:style>
    <style:style style:name="Table5.E7" style:family="table-cell">
      <style:table-cell-properties fo:padding="0.97mm" fo:border-left="0.05pt solid #000000" fo:border-right="0.05pt solid #000000" fo:border-top="none" fo:border-bottom="0.05pt solid #000000"/>
    </style:style>
    <style:style style:name="Table5.A8" style:family="table-cell">
      <style:table-cell-properties fo:padding="0.97mm" fo:border-left="0.05pt solid #000000" fo:border-right="none" fo:border-top="none" fo:border-bottom="0.05pt solid #000000"/>
    </style:style>
    <style:style style:name="Table5.B8" style:family="table-cell">
      <style:table-cell-properties fo:padding="0.97mm" fo:border-left="0.05pt solid #000000" fo:border-right="none" fo:border-top="none" fo:border-bottom="0.05pt solid #000000"/>
    </style:style>
    <style:style style:name="Table5.C8" style:family="table-cell">
      <style:table-cell-properties fo:padding="0.97mm" fo:border-left="0.05pt solid #000000" fo:border-right="none" fo:border-top="none" fo:border-bottom="0.05pt solid #000000"/>
    </style:style>
    <style:style style:name="Table5.D8" style:family="table-cell">
      <style:table-cell-properties fo:padding="0.97mm" fo:border-left="0.05pt solid #000000" fo:border-right="none" fo:border-top="none" fo:border-bottom="0.05pt solid #000000"/>
    </style:style>
    <style:style style:name="Table5.E8" style:family="table-cell">
      <style:table-cell-properties fo:padding="0.97mm" fo:border-left="0.05pt solid #000000" fo:border-right="0.05pt solid #000000" fo:border-top="none" fo:border-bottom="0.05pt solid #000000"/>
    </style:style>
    <style:style style:name="P1" style:family="paragraph" style:parent-style-name="Standard">
      <style:text-properties fo:language="de" fo:country="DE" officeooo:rsid="0022d5c4" officeooo:paragraph-rsid="0022d5c4"/>
    </style:style>
    <style:style style:name="P2" style:family="paragraph" style:parent-style-name="Standard">
      <style:text-properties fo:language="de" fo:country="DE" officeooo:paragraph-rsid="0022d5c4"/>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15ab8a" officeooo:paragraph-rsid="0015ab8a"/>
    </style:style>
    <style:style style:name="P5" style:family="paragraph" style:parent-style-name="Text_20_body">
      <style:text-properties fo:language="de" fo:country="DE" officeooo:rsid="0016295b" officeooo:paragraph-rsid="0016295b"/>
    </style:style>
    <style:style style:name="P6" style:family="paragraph" style:parent-style-name="Text_20_body">
      <style:text-properties fo:language="de" fo:country="DE" officeooo:rsid="001bb408" officeooo:paragraph-rsid="001bb408"/>
    </style:style>
    <style:style style:name="P7" style:family="paragraph" style:parent-style-name="Text_20_body">
      <style:text-properties fo:language="de" fo:country="DE" officeooo:rsid="001e8329" officeooo:paragraph-rsid="001e8329"/>
    </style:style>
    <style:style style:name="P8" style:family="paragraph" style:parent-style-name="Text_20_body">
      <style:text-properties fo:language="de" fo:country="DE" officeooo:rsid="001fb314" officeooo:paragraph-rsid="001fb314"/>
    </style:style>
    <style:style style:name="P9" style:family="paragraph" style:parent-style-name="Text_20_body">
      <style:text-properties fo:language="de" fo:country="DE" officeooo:rsid="0022d5c4" officeooo:paragraph-rsid="0022d5c4"/>
    </style:style>
    <style:style style:name="P10" style:family="paragraph" style:parent-style-name="Text_20_body">
      <style:text-properties fo:language="de" fo:country="DE" fo:font-weight="bold" officeooo:rsid="0022d5c4" officeooo:paragraph-rsid="0022d5c4" style:font-weight-asian="bold" style:font-weight-complex="bold"/>
    </style:style>
    <style:style style:name="P11" style:family="paragraph" style:parent-style-name="Table_20_Contents">
      <style:text-properties officeooo:rsid="001bb408" officeooo:paragraph-rsid="001bb408"/>
    </style:style>
    <style:style style:name="P12" style:family="paragraph" style:parent-style-name="Table_20_Contents">
      <style:text-properties officeooo:rsid="001d091f" officeooo:paragraph-rsid="001d091f"/>
    </style:style>
    <style:style style:name="P13" style:family="paragraph" style:parent-style-name="Table_20_Contents">
      <style:text-properties fo:language="de" fo:country="DE"/>
    </style:style>
    <style:style style:name="P14" style:family="paragraph" style:parent-style-name="Table_20_Contents">
      <style:text-properties fo:language="de" fo:country="DE" officeooo:rsid="0022d5c4" officeooo:paragraph-rsid="0022d5c4"/>
    </style:style>
    <style:style style:name="P15" style:family="paragraph" style:parent-style-name="Table_20_Contents">
      <style:text-properties fo:language="de" fo:country="DE" fo:font-weight="bold" style:font-weight-asian="bold" style:font-weight-complex="bold"/>
    </style:style>
    <style:style style:name="P16" style:family="paragraph" style:parent-style-name="Table_20_Contents">
      <style:text-properties fo:language="de" fo:country="DE" fo:font-weight="bold" officeooo:rsid="001bb408" officeooo:paragraph-rsid="001bb408" style:font-weight-asian="bold" style:font-weight-complex="bold"/>
    </style:style>
    <style:style style:name="P17" style:family="paragraph" style:parent-style-name="Table_20_Contents">
      <style:text-properties fo:language="de" fo:country="DE" fo:font-weight="bold" officeooo:rsid="0022d5c4" officeooo:paragraph-rsid="0022d5c4" style:font-weight-asian="bold" style:font-weight-complex="bold"/>
    </style:style>
    <style:style style:name="P18" style:family="paragraph" style:parent-style-name="Table_20_Contents">
      <style:text-properties fo:language="de" fo:country="DE" fo:font-weight="bold" officeooo:paragraph-rsid="0022d5c4" style:font-weight-asian="bold" style:font-weight-complex="bold"/>
    </style:style>
    <style:style style:name="P19" style:family="paragraph" style:parent-style-name="Table_20_Contents">
      <style:text-properties fo:language="de" fo:country="DE" officeooo:rsid="001bb408" officeooo:paragraph-rsid="001bb408"/>
    </style:style>
    <style:style style:name="P20" style:family="paragraph" style:parent-style-name="Table_20_Contents">
      <style:text-properties fo:language="de" fo:country="DE" officeooo:rsid="001d091f" officeooo:paragraph-rsid="001d091f"/>
    </style:style>
    <style:style style:name="P21" style:family="paragraph" style:parent-style-name="Table_20_Contents">
      <style:text-properties fo:language="de" fo:country="DE" officeooo:paragraph-rsid="0022d5c4"/>
    </style:style>
    <style:style style:name="P22" style:family="paragraph" style:parent-style-name="Standard">
      <style:text-properties fo:language="de" fo:country="DE" officeooo:rsid="0022d5c4" officeooo:paragraph-rsid="0022d5c4"/>
    </style:style>
    <style:style style:name="P23" style:family="paragraph" style:parent-style-name="Text_20_body" style:list-style-name="L4">
      <style:text-properties fo:language="de" fo:country="DE" officeooo:rsid="0022d5c4" officeooo:paragraph-rsid="0022d5c4"/>
    </style:style>
    <style:style style:name="P24" style:family="paragraph" style:parent-style-name="Text_20_body">
      <style:text-properties fo:language="de" fo:country="DE" officeooo:rsid="0022d5c4" officeooo:paragraph-rsid="0022d5c4"/>
    </style:style>
    <style:style style:name="P25" style:family="paragraph" style:parent-style-name="Text_20_body">
      <style:text-properties fo:language="de" fo:country="DE" officeooo:rsid="00253841" officeooo:paragraph-rsid="00253841"/>
    </style:style>
    <style:style style:name="P26" style:family="paragraph" style:parent-style-name="Text_20_body" style:list-style-name="L5">
      <style:text-properties fo:language="de" fo:country="DE" officeooo:rsid="002a2b31" officeooo:paragraph-rsid="002a2b31"/>
    </style:style>
    <style:style style:name="P27" style:family="paragraph" style:parent-style-name="Text_20_body">
      <style:text-properties fo:language="de" fo:country="DE" officeooo:rsid="00283ec0" officeooo:paragraph-rsid="00283ec0"/>
    </style:style>
    <style:style style:name="P28" style:family="paragraph" style:parent-style-name="Text_20_body" style:list-style-name="L5">
      <style:text-properties fo:language="de" fo:country="DE" officeooo:rsid="002c0cd7" officeooo:paragraph-rsid="002c0cd7"/>
    </style:style>
    <style:style style:name="P29" style:family="paragraph" style:parent-style-name="Text_20_body">
      <style:text-properties fo:language="de" fo:country="DE" officeooo:rsid="002c6d47" officeooo:paragraph-rsid="002c6d47"/>
    </style:style>
    <style:style style:name="P30" style:family="paragraph" style:parent-style-name="Text_20_body" style:list-style-name="L6">
      <style:text-properties fo:language="de" fo:country="DE" officeooo:rsid="002c6d47" officeooo:paragraph-rsid="002c6d47"/>
    </style:style>
    <style:style style:name="P31" style:family="paragraph" style:parent-style-name="Text_20_body">
      <style:text-properties fo:language="de" fo:country="DE" officeooo:rsid="002d67d1" officeooo:paragraph-rsid="002d67d1"/>
    </style:style>
    <style:style style:name="P32" style:family="paragraph" style:parent-style-name="Text_20_body">
      <style:text-properties fo:language="de" fo:country="DE" officeooo:rsid="002dcac4" officeooo:paragraph-rsid="002d67d1"/>
    </style:style>
    <style:style style:name="P33" style:family="paragraph" style:parent-style-name="Text_20_body">
      <style:text-properties fo:language="de" fo:country="DE" officeooo:rsid="00306351" officeooo:paragraph-rsid="00306351"/>
    </style:style>
    <style:style style:name="P34" style:family="paragraph" style:parent-style-name="Text_20_body">
      <style:text-properties fo:language="de" fo:country="DE" officeooo:rsid="0034f6c1" officeooo:paragraph-rsid="0034f6c1"/>
    </style:style>
    <style:style style:name="P35" style:family="paragraph" style:parent-style-name="Text_20_body">
      <style:text-properties fo:language="de" fo:country="DE" officeooo:rsid="00373d59" officeooo:paragraph-rsid="00373d59"/>
    </style:style>
    <style:style style:name="P36" style:family="paragraph" style:parent-style-name="Text_20_body">
      <style:text-properties officeooo:rsid="002dcac4" officeooo:paragraph-rsid="002dcac4"/>
    </style:style>
    <style:style style:name="P37" style:family="paragraph" style:parent-style-name="Text_20_body">
      <style:text-properties officeooo:rsid="00306351" officeooo:paragraph-rsid="00306351"/>
    </style:style>
    <style:style style:name="P38" style:family="paragraph" style:parent-style-name="Text_20_body" style:list-style-name="L7">
      <style:text-properties officeooo:rsid="00306351" officeooo:paragraph-rsid="00306351"/>
    </style:style>
    <style:style style:name="P39" style:family="paragraph" style:parent-style-name="Text_20_body">
      <style:text-properties officeooo:rsid="0034627f" officeooo:paragraph-rsid="0034627f"/>
    </style:style>
    <style:style style:name="P40" style:family="paragraph" style:parent-style-name="Text_20_body" style:list-style-name="L8">
      <style:text-properties officeooo:rsid="003874a8" officeooo:paragraph-rsid="003874a8"/>
    </style:style>
    <style:style style:name="P41" style:family="paragraph" style:parent-style-name="Text_20_body">
      <style:text-properties officeooo:rsid="003874a8" officeooo:paragraph-rsid="003874a8"/>
    </style:style>
    <style:style style:name="P42" style:family="paragraph" style:parent-style-name="Text_20_body">
      <style:text-properties officeooo:rsid="0039a1a7" officeooo:paragraph-rsid="0039a1a7"/>
    </style:style>
    <style:style style:name="P43" style:family="paragraph" style:parent-style-name="Heading_20_1">
      <style:text-properties fo:language="de" fo:country="DE"/>
    </style:style>
    <style:style style:name="P44" style:family="paragraph" style:parent-style-name="Heading_20_1" style:list-style-name="">
      <style:text-properties fo:language="de" fo:country="DE"/>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de" fo:country="DE"/>
    </style:style>
    <style:style style:name="P48" style:family="paragraph" style:parent-style-name="Heading_20_3">
      <style:text-properties fo:language="de" fo:country="DE"/>
    </style:style>
    <style:style style:name="P49" style:family="paragraph" style:parent-style-name="Heading_20_2">
      <style:text-properties fo:language="de" fo:country="DE"/>
    </style:style>
    <style:style style:name="P50" style:family="paragraph" style:parent-style-name="Heading_20_2">
      <style:text-properties fo:language="de" fo:country="DE" officeooo:rsid="001d091f" officeooo:paragraph-rsid="001d091f"/>
    </style:style>
    <style:style style:name="P51" style:family="paragraph" style:parent-style-name="Heading_20_2">
      <style:text-properties fo:language="de" fo:country="DE" officeooo:rsid="002d67d1" officeooo:paragraph-rsid="002d67d1"/>
    </style:style>
    <style:style style:name="P52" style:family="paragraph" style:parent-style-name="Table_20_Contents">
      <style:text-properties fo:language="de" fo:country="DE"/>
    </style:style>
    <style:style style:name="P53" style:family="paragraph" style:parent-style-name="Table_20_Contents" style:list-style-name="L1">
      <style:text-properties fo:language="de" fo:country="DE" officeooo:rsid="0022d5c4" officeooo:paragraph-rsid="0022d5c4"/>
    </style:style>
    <style:style style:name="P54" style:family="paragraph" style:parent-style-name="Table_20_Contents" style:list-style-name="L2">
      <style:text-properties fo:language="de" fo:country="DE" officeooo:rsid="0022d5c4" officeooo:paragraph-rsid="0022d5c4"/>
    </style:style>
    <style:style style:name="P55" style:family="paragraph" style:parent-style-name="Table_20_Contents" style:list-style-name="L3">
      <style:text-properties fo:language="de" fo:country="DE" officeooo:rsid="0022d5c4" officeooo:paragraph-rsid="0022d5c4"/>
    </style:style>
    <style:style style:name="P56" style:family="paragraph" style:parent-style-name="Table_20_Contents">
      <style:text-properties fo:language="de" fo:country="DE" fo:font-weight="bold" officeooo:rsid="00283ec0" officeooo:paragraph-rsid="00283ec0" style:font-weight-asian="bold" style:font-weight-complex="bold"/>
    </style:style>
    <style:style style:name="P57" style:family="paragraph" style:parent-style-name="Table_20_Contents">
      <style:paragraph-properties fo:text-align="center" style:justify-single-word="false"/>
      <style:text-properties fo:language="de" fo:country="DE" officeooo:rsid="00283ec0" officeooo:paragraph-rsid="00283ec0"/>
    </style:style>
    <style:style style:name="P58" style:family="paragraph" style:parent-style-name="Table_20_Contents">
      <style:text-properties fo:language="de" fo:country="DE" officeooo:rsid="00283ec0" officeooo:paragraph-rsid="00283ec0"/>
    </style:style>
    <style:style style:name="T1" style:family="text">
      <style:text-properties officeooo:rsid="0016c42c"/>
    </style:style>
    <style:style style:name="T2" style:family="text">
      <style:text-properties fo:language="de" fo:country="DE"/>
    </style:style>
    <style:style style:name="T3" style:family="text">
      <style:text-properties fo:language="de" fo:country="DE" style:text-underline-style="solid" style:text-underline-width="auto" style:text-underline-color="font-color"/>
    </style:style>
    <style:style style:name="T4" style:family="text">
      <style:text-properties fo:language="de" fo:country="DE" style:text-underline-style="solid" style:text-underline-width="auto" style:text-underline-color="font-color" officeooo:rsid="001d091f"/>
    </style:style>
    <style:style style:name="T5" style:family="text">
      <style:text-properties officeooo:rsid="001fb314"/>
    </style:style>
    <style:style style:name="T6" style:family="text">
      <style:text-properties officeooo:rsid="00207766"/>
    </style:style>
    <style:style style:name="T7" style:family="text">
      <style:text-properties fo:font-weight="bold" style:font-weight-asian="bold" style:font-weight-complex="bold"/>
    </style:style>
    <style:style style:name="T8" style:family="text">
      <style:text-properties officeooo:rsid="0032c100"/>
    </style:style>
    <style:style style:name="T9" style:family="text">
      <style:text-properties officeooo:rsid="00358747"/>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Einleitung </text:h>
      <text:h text:style-name="P49" text:outline-level="2">Allgemeines </text:h>
      <text:h text:style-name="P48" text:outline-level="3">Zweck und Ziel dieses Dokuments</text:h>
      <text:p text:style-name="P4">Dieses Lastenheft beschreibt unsere Aufgaben und Ziele, die die Diplomarbeit zur Reifeprüfung erfüllt werden sollen. </text:p>
      <text:p text:style-name="P4"/>
      <text:p text:style-name="P5">Das Internet wird heute vielseitig verwendet, sei es ebanking, <text:span text:style-name="T1">Nachrichten lesen sowie chatten auf sozialen Netzwerken. Dabei vergisst man aber, dass es täglich tausende von Hackangriffe gibt. Um den Schülern die Sicherheitslücken von Systemen bewusst zu machen wird ein Server im Netzwerklaboratorium für Hackangriffe zur Verfügung gestellt. Sie können verschiedene Angriffe, wie beispielsweise DHCP – Fälschung und SQL – Injection durchführen und lernen somit, auf was sie bei den eigenen Systemen achten müssen. </text:span></text:p>
      <text:p text:style-name="P5"/>
      <text:h text:style-name="P50" text:outline-level="2">Beteiligte</text:h>
      <text:p text:style-name="P6"/>
      <table:table table:name="Table1" table:style-name="Table1">
        <table:table-column table:style-name="Table1.A" table:number-columns-repeated="3"/>
        <table:table-row>
          <table:table-cell table:style-name="Table1.A1" office:value-type="string">
            <text:p text:style-name="P16">Rolle / Rollen</text:p>
          </table:table-cell>
          <table:table-cell table:style-name="Table1.A1" office:value-type="string">
            <text:p text:style-name="P16">Name</text:p>
          </table:table-cell>
          <table:table-cell table:style-name="Table1.C1" office:value-type="string">
            <text:p text:style-name="P16">E-Mail</text:p>
          </table:table-cell>
        </table:table-row>
        <table:table-row>
          <table:table-cell table:style-name="Table1.A5" office:value-type="string">
            <text:p text:style-name="P19">Projektleiter</text:p>
          </table:table-cell>
          <table:table-cell table:style-name="Table1.B5" office:value-type="string">
            <text:p text:style-name="P19">Fritz Andreas</text:p>
          </table:table-cell>
          <table:table-cell table:style-name="Table1.C5" office:value-type="string">
            <text:p text:style-name="P11"><text:a xlink:type="simple" xlink:href="mailto:andreas@bischoffritz.at"><text:span text:style-name="T3">andreas</text:span></text:a><text:a xlink:type="simple" xlink:href="mailto:andreas@bischoffritz.at"><text:span text:style-name="T4">@bischoffritz.at</text:span></text:a></text:p>
          </table:table-cell>
        </table:table-row>
        <table:table-row>
          <table:table-cell table:style-name="Table1.A3" office:value-type="string">
            <text:p text:style-name="P20">Projektmitarbeiter</text:p>
          </table:table-cell>
          <table:table-cell table:style-name="Table1.B3" office:value-type="string">
            <text:p text:style-name="P20">Bischof Martin</text:p>
          </table:table-cell>
          <table:table-cell table:style-name="Table1.C3" office:value-type="string">
            <text:p text:style-name="P12"><text:a xlink:type="simple" xlink:href="mailto:martinbischof@aon.at"><text:span text:style-name="T3">martinbischof@aon.at</text:span></text:a></text:p>
          </table:table-cell>
        </table:table-row>
        <table:table-row>
          <table:table-cell table:style-name="Table1.A5" office:value-type="string">
            <text:p text:style-name="P20">Projektauftraggeber</text:p>
          </table:table-cell>
          <table:table-cell table:style-name="Table1.B5" office:value-type="string">
            <text:p text:style-name="P20">Dip. Ing. Schaffer Roland</text:p>
          </table:table-cell>
          <table:table-cell table:style-name="Table1.C5" office:value-type="string">
            <text:p text:style-name="P12"><text:span text:style-name="T3">r</text:span><text:a xlink:type="simple" xlink:href="mailto:Roland.schaffer@htld.snv.at"><text:span text:style-name="T2">oland.schaffer@htld.snv.at</text:span></text:a></text:p>
          </table:table-cell>
        </table:table-row>
        <table:table-row>
          <table:table-cell table:style-name="Table1.A5" office:value-type="string">
            <text:p text:style-name="P20">Projektbetreuer</text:p>
          </table:table-cell>
          <table:table-cell table:style-name="Table1.B5" office:value-type="string">
            <text:p text:style-name="P20">Dip. Ing. Schaffer Roland</text:p>
          </table:table-cell>
          <table:table-cell table:style-name="Table1.C5" office:value-type="string">
            <text:p text:style-name="P12"><text:span text:style-name="T3">r</text:span><text:a xlink:type="simple" xlink:href="mailto:Roland.schaffer@htld.snv.at"><text:span text:style-name="T2">oland.schaffer@htld.snv.at</text:span></text:a></text:p>
          </table:table-cell>
        </table:table-row>
      </table:table>
      <text:p text:style-name="P6"/>
      <text:h text:style-name="P44" text:outline-level="1"/>
      <text:h text:style-name="P47" text:outline-level="1">Rahmenbedingungen</text:h>
      <text:h text:style-name="P49" text:outline-level="2"/>
      <text:h text:style-name="P49" text:outline-level="2">Ist Zustand – Momentane Ausgangslage</text:h>
      <text:p text:style-name="P7">Im Netzwerklaboratorium ist derzeit keine Einrichtung vorhanden, <text:span text:style-name="T5">um</text:span> große Netzwerkangriffe durchzuführen. </text:p>
      <text:p text:style-name="P7"/>
      <text:h text:style-name="P49" text:outline-level="2">Soll – Zustand</text:h>
      <text:p text:style-name="P8">Um die Sicherheitslücken in Netzwerken den Schülern zu veranschaulichen, wird ein Server mit verschiedenen Systemen <text:span text:style-name="T6">für Hackangriffe zur Verfügung gestellt. Zu diesen Angriffen zählen unter anderem DHCP – Fälschung und SQL – Injection. </text:span></text:p>
      <text:p text:style-name="P8"/>
      <text:h text:style-name="P49" text:outline-level="2">Ressourcen</text:h>
      <text:p text:style-name="P3"/>
      <text:p text:style-name="P10">Personal</text:p>
      <table:table table:name="Table2" table:style-name="Table2">
        <table:table-column table:style-name="Table2.A"/>
        <table:table-column table:style-name="Table2.B"/>
        <table:table-column table:style-name="Table2.C"/>
        <table:table-row>
          <table:table-cell table:style-name="Table2.A1" office:value-type="string">
            <text:p text:style-name="P17">Internes Personal</text:p>
          </table:table-cell>
          <table:table-cell table:style-name="Table2.A1" office:value-type="string">
            <text:p text:style-name="P15"/>
          </table:table-cell>
          <table:table-cell table:style-name="Table2.A1" office:value-type="string">
            <text:p text:style-name="P17">Externes Personal</text:p>
          </table:table-cell>
        </table:table-row>
        <table:table-row>
          <table:table-cell table:style-name="Table2.A1" office:value-type="string">
            <text:list xml:id="list8950573938484483280" text:style-name="L1">
              <text:list-item>
                <text:p text:style-name="P53">Fritz Andreas</text:p>
              </text:list-item>
            </text:list>
          </table:table-cell>
          <table:table-cell table:style-name="Table2.A1" office:value-type="string">
            <text:p text:style-name="P13"/>
          </table:table-cell>
          <table:table-cell table:style-name="Table2.A1" office:value-type="string">
            <text:list xml:id="list113220064168150" text:continue-numbering="true" text:style-name="L1">
              <text:list-item>
                <text:p text:style-name="P53">Dipl. Ing. Schaffer Roland</text:p>
              </text:list-item>
            </text:list>
          </table:table-cell>
        </table:table-row>
        <table:table-row>
          <table:table-cell table:style-name="Table2.A1" office:value-type="string">
            <text:list xml:id="list113220730687634" text:continue-numbering="true" text:style-name="L1">
              <text:list-item>
                <text:p text:style-name="P53">Bischof Martin</text:p>
              </text:list-item>
            </text:list>
          </table:table-cell>
          <table:table-cell table:style-name="Table2.A1" office:value-type="string">
            <text:p text:style-name="P13"/>
          </table:table-cell>
          <table:table-cell table:style-name="Table2.A1" office:value-type="string">
            <text:list xml:id="list113219850247099" text:continue-numbering="true" text:style-name="L1">
              <text:list-header>
                <text:p text:style-name="P53"/>
              </text:list-header>
            </text:list>
          </table:table-cell>
        </table:table-row>
      </table:table>
      <text:p text:style-name="P9"/>
      <text:p text:style-name="P9"/>
      <text:p text:style-name="P10">Sachmittel</text:p>
      <table:table table:name="Table3" table:style-name="Table3">
        <table:table-column table:style-name="Table3.A"/>
        <table:table-column table:style-name="Table3.B"/>
        <table:table-column table:style-name="Table3.C"/>
        <table:table-row>
          <table:table-cell table:style-name="Table3.A1" office:value-type="string">
            <text:p text:style-name="P17">Investitionsgüter</text:p>
          </table:table-cell>
          <table:table-cell table:style-name="Table3.A1" office:value-type="string">
            <text:p text:style-name="P18"/>
          </table:table-cell>
          <table:table-cell table:style-name="Table3.A1" office:value-type="string">
            <text:p text:style-name="P17">Infrastruktur</text:p>
          </table:table-cell>
        </table:table-row>
        <table:table-row>
          <table:table-cell table:style-name="Table3.A1" office:value-type="string">
            <text:list xml:id="list59326909798731187" text:style-name="L2">
              <text:list-item>
                <text:p text:style-name="P54">Aufwand für Versuchsaufbau</text:p>
              </text:list-item>
            </text:list>
          </table:table-cell>
          <table:table-cell table:style-name="Table3.A1" office:value-type="string">
            <text:p text:style-name="P21"/>
          </table:table-cell>
          <table:table-cell table:style-name="Table3.A1" office:value-type="string">
            <text:list xml:id="list113220556023201" text:continue-numbering="true" text:style-name="L2">
              <text:list-item>
                <text:p text:style-name="P54">HTL Dornbirn</text:p>
                <text:list>
                  <text:list-item>
                    <text:p text:style-name="P54">Server </text:p>
                  </text:list-item>
                  <text:list-item>
                    <text:p text:style-name="P54">PC </text:p>
                  </text:list-item>
                  <text:list-item>
                    <text:p text:style-name="P54">Laptop</text:p>
                  </text:list-item>
                </text:list>
              </text:list-item>
            </text:list>
          </table:table-cell>
        </table:table-row>
        <table:table-row>
          <table:table-cell table:style-name="Table3.A1" office:value-type="string">
            <text:p text:style-name="P17"/>
          </table:table-cell>
          <table:table-cell table:style-name="Table3.A1" office:value-type="string">
            <text:p text:style-name="P21"/>
          </table:table-cell>
          <table:table-cell table:style-name="Table3.A1" office:value-type="string">
            <text:list xml:id="list435938044187055622" text:style-name="L3">
              <text:list-item>
                <text:p text:style-name="P55">Zuhause</text:p>
                <text:list>
                  <text:list-item>
                    <text:p text:style-name="P55">Server</text:p>
                  </text:list-item>
                  <text:list-item>
                    <text:p text:style-name="P55">PC </text:p>
                  </text:list-item>
                  <text:list-item>
                    <text:p text:style-name="P55">Laptop</text:p>
                  </text:list-item>
                </text:list>
              </text:list-item>
            </text:list>
          </table:table-cell>
        </table:table-row>
        <table:table-row>
          <table:table-cell table:style-name="Table3.A1" office:value-type="string">
            <text:p text:style-name="P14"/>
          </table:table-cell>
          <table:table-cell table:style-name="Table3.A1" office:value-type="string">
            <text:p text:style-name="P21"/>
          </table:table-cell>
          <table:table-cell table:style-name="Table3.A1" office:value-type="string">
            <text:p text:style-name="P14"/>
          </table:table-cell>
        </table:table-row>
      </table:table>
      <text:p text:style-name="P1"/>
      <text:p text:style-name="P1"/>
      <text:p text:style-name="P1"/>
      <text:p text:style-name="P9"><text:soft-page-break/><text:span text:style-name="T7">Finanzmittel</text:span> </text:p>
      <text:list xml:id="list2238155758797233556" text:style-name="L4">
        <text:list-item>
          <text:p text:style-name="P23">Eigenmittel </text:p>
          <text:list>
            <text:list-item>
              <text:p text:style-name="P23">keine</text:p>
            </text:list-item>
          </text:list>
        </text:list-item>
        <text:list-item>
          <text:p text:style-name="P23">Fremdmittel </text:p>
          <text:list>
            <text:list-item>
              <text:p text:style-name="P23">keine</text:p>
            </text:list-item>
          </text:list>
        </text:list-item>
      </text:list>
      <text:p text:style-name="P9"/>
      <text:p text:style-name="P10">Abstrakte Ressourcen </text:p>
      <text:p text:style-name="P9"/>
      <table:table table:name="Table4" table:style-name="Table4">
        <table:table-column table:style-name="Table4.A"/>
        <table:table-column table:style-name="Table4.B"/>
        <table:table-column table:style-name="Table4.C"/>
        <table:table-row>
          <table:table-cell table:style-name="Table4.A1" office:value-type="string">
            <text:p text:style-name="P17">Information</text:p>
          </table:table-cell>
          <table:table-cell table:style-name="Table4.A1" office:value-type="string">
            <text:p text:style-name="P18"/>
          </table:table-cell>
          <table:table-cell table:style-name="Table4.A1" office:value-type="string">
            <text:p text:style-name="P17"/>
          </table:table-cell>
        </table:table-row>
        <table:table-row>
          <table:table-cell table:style-name="Table4.A1" office:value-type="string">
            <text:list xml:id="list113220755575291" text:continue-list="list113219850247099" text:style-name="L1">
              <text:list-item>
                <text:p text:style-name="P53">Dokumentationen</text:p>
              </text:list-item>
              <text:list-item>
                <text:p text:style-name="P53">Linux – Kenntnisse</text:p>
              </text:list-item>
              <text:list-item>
                <text:p text:style-name="P53">Netzwerktechnik – Kenntnisse</text:p>
              </text:list-item>
            </text:list>
          </table:table-cell>
          <table:table-cell table:style-name="Table4.A1" office:value-type="string">
            <text:p text:style-name="P21"/>
          </table:table-cell>
          <table:table-cell table:style-name="Table4.A1" office:value-type="string">
            <text:p text:style-name="P14"/>
          </table:table-cell>
        </table:table-row>
      </table:table>
      <text:p text:style-name="P2"/>
      <text:p text:style-name="P2"/>
      <text:h text:style-name="P44" text:outline-level="1"/>
      <text:h text:style-name="P47" text:outline-level="1">Funktionale Anforderungen</text:h>
      <text:p text:style-name="P9"/>
      <text:p text:style-name="P25">NetAttack soll dazu beitragen, Schülern mit Gefahren in einem Netzwerk vertraut zu machen. Dabei ist es wichtig, dass das System jederzeit verwendet und zurückgestellt werden kann. </text:p>
      <text:p text:style-name="P25"/>
      <text:h text:style-name="P49" text:outline-level="2">Anforderungen</text:h>
      <text:list xml:id="list313659705757904582" text:style-name="L5">
        <text:list-item>
          <text:p text:style-name="P26">Linux als Betriebssystem</text:p>
        </text:list-item>
        <text:list-item>
          <text:p text:style-name="P26">Zurücksetzbarkeit der verschiedenen Systeme</text:p>
        </text:list-item>
        <text:list-item>
          <text:p text:style-name="P28">Virtualisierung der Systeme</text:p>
        </text:list-item>
      </text:list>
      <text:p text:style-name="P27"/>
      <text:p text:style-name="P27"/>
      <text:h text:style-name="P49" text:outline-level="2">Qualitätsanforderungen</text:h>
      <text:p text:style-name="P27"/>
      <table:table table:name="Table5" table:style-name="Table5">
        <table:table-column table:style-name="Table5.A" table:number-columns-repeated="5"/>
        <table:table-row>
          <table:table-cell table:style-name="Table5.A1" office:value-type="string">
            <text:p text:style-name="P56">Produktqualität</text:p>
          </table:table-cell>
          <table:table-cell table:style-name="Table5.A1" office:value-type="string">
            <text:p text:style-name="P56">sehr wichtig</text:p>
          </table:table-cell>
          <table:table-cell table:style-name="Table5.A1" office:value-type="string">
            <text:p text:style-name="P56">wichtig</text:p>
          </table:table-cell>
          <table:table-cell table:style-name="Table5.A1" office:value-type="string">
            <text:p text:style-name="P56">wünschenswert</text:p>
          </table:table-cell>
          <table:table-cell table:style-name="Table5.E1" office:value-type="string">
            <text:p text:style-name="P56">Nicht relevant</text:p>
          </table:table-cell>
        </table:table-row>
        <table:table-row>
          <table:table-cell table:style-name="Table5.D7" office:value-type="string">
            <text:p text:style-name="P56">Funktionalität</text:p>
          </table:table-cell>
          <table:table-cell table:style-name="Table5.D7" office:value-type="string">
            <text:p text:style-name="P57">X</text:p>
          </table:table-cell>
          <table:table-cell table:style-name="Table5.D7" office:value-type="string">
            <text:p text:style-name="P13"/>
          </table:table-cell>
          <table:table-cell table:style-name="Table5.D7" office:value-type="string">
            <text:p text:style-name="P13"/>
          </table:table-cell>
          <table:table-cell table:style-name="Table5.E7" office:value-type="string">
            <text:p text:style-name="P13"/>
          </table:table-cell>
        </table:table-row>
        <table:table-row>
          <table:table-cell table:style-name="Table5.D7" office:value-type="string">
            <text:p text:style-name="P56">Zuverlässigkeit</text:p>
          </table:table-cell>
          <table:table-cell table:style-name="Table5.D7" office:value-type="string">
            <text:p text:style-name="P57">X</text:p>
          </table:table-cell>
          <table:table-cell table:style-name="Table5.D7" office:value-type="string">
            <text:p text:style-name="P13"/>
          </table:table-cell>
          <table:table-cell table:style-name="Table5.D7" office:value-type="string">
            <text:p text:style-name="P13"/>
          </table:table-cell>
          <table:table-cell table:style-name="Table5.E7" office:value-type="string">
            <text:p text:style-name="P13"/>
          </table:table-cell>
        </table:table-row>
        <table:table-row>
          <table:table-cell table:style-name="Table5.D7" office:value-type="string">
            <text:p text:style-name="P56">Benutzerbarkeit</text:p>
          </table:table-cell>
          <table:table-cell table:style-name="Table5.D7" office:value-type="string">
            <text:p text:style-name="P57">X</text:p>
          </table:table-cell>
          <table:table-cell table:style-name="Table5.D7" office:value-type="string">
            <text:p text:style-name="P13"/>
          </table:table-cell>
          <table:table-cell table:style-name="Table5.D7" office:value-type="string">
            <text:p text:style-name="P13"/>
          </table:table-cell>
          <table:table-cell table:style-name="Table5.E7" office:value-type="string">
            <text:p text:style-name="P13"/>
          </table:table-cell>
        </table:table-row>
        <table:table-row>
          <table:table-cell table:style-name="Table5.D7" office:value-type="string">
            <text:p text:style-name="P56">Effizienz</text:p>
          </table:table-cell>
          <table:table-cell table:style-name="Table5.D7" office:value-type="string">
            <text:p text:style-name="P57">X</text:p>
          </table:table-cell>
          <table:table-cell table:style-name="Table5.D7" office:value-type="string">
            <text:p text:style-name="P13"/>
          </table:table-cell>
          <table:table-cell table:style-name="Table5.D7" office:value-type="string">
            <text:p text:style-name="P13"/>
          </table:table-cell>
          <table:table-cell table:style-name="Table5.E7" office:value-type="string">
            <text:p text:style-name="P13"/>
          </table:table-cell>
        </table:table-row>
        <table:table-row>
          <table:table-cell table:style-name="Table5.D6" office:value-type="string">
            <text:p text:style-name="P56">Ennergieeffizienz</text:p>
          </table:table-cell>
          <table:table-cell table:style-name="Table5.D6" office:value-type="string">
            <text:p text:style-name="P57"/>
          </table:table-cell>
          <table:table-cell table:style-name="Table5.D6" office:value-type="string">
            <text:p text:style-name="P13"/>
          </table:table-cell>
          <table:table-cell table:style-name="Table5.D6" office:value-type="string">
            <text:p text:style-name="P58">X</text:p>
          </table:table-cell>
          <table:table-cell table:style-name="Table5.E6" office:value-type="string">
            <text:p text:style-name="P13"/>
          </table:table-cell>
        </table:table-row>
        <table:table-row>
          <table:table-cell table:style-name="Table5.D7" office:value-type="string">
            <text:p text:style-name="P56">Wartbarkeit</text:p>
          </table:table-cell>
          <table:table-cell table:style-name="Table5.D7" office:value-type="string">
            <text:p text:style-name="P57"/>
          </table:table-cell>
          <table:table-cell table:style-name="Table5.D7" office:value-type="string">
            <text:p text:style-name="P58">X</text:p>
          </table:table-cell>
          <table:table-cell table:style-name="Table5.D7" office:value-type="string">
            <text:p text:style-name="P13"/>
          </table:table-cell>
          <table:table-cell table:style-name="Table5.E7" office:value-type="string">
            <text:p text:style-name="P13"/>
          </table:table-cell>
        </table:table-row>
        <table:table-row>
          <table:table-cell table:style-name="Table5.D8" office:value-type="string">
            <text:p text:style-name="P56">Erweiterbarkeit</text:p>
          </table:table-cell>
          <table:table-cell table:style-name="Table5.D8" office:value-type="string">
            <text:p text:style-name="P57"/>
          </table:table-cell>
          <table:table-cell table:style-name="Table5.D8" office:value-type="string">
            <text:p text:style-name="P58">X</text:p>
          </table:table-cell>
          <table:table-cell table:style-name="Table5.D8" office:value-type="string">
            <text:p text:style-name="P13"/>
          </table:table-cell>
          <table:table-cell table:style-name="Table5.E8" office:value-type="string">
            <text:p text:style-name="P13"/>
          </table:table-cell>
        </table:table-row>
      </table:table>
      <text:p text:style-name="P27"/>
      <text:p text:style-name="P27"/>
      <text:h text:style-name="P49" text:outline-level="2">Risiken</text:h>
      <text:list xml:id="list3720186311758492912" text:style-name="L6">
        <text:list-item>
          <text:p text:style-name="P30">Systeme funktionieren nicht</text:p>
        </text:list-item>
        <text:list-item>
          <text:p text:style-name="P30">Systeme haben andere Sicherheitslücken als vorgesehen</text:p>
        </text:list-item>
        <text:list-item>
          <text:p text:style-name="P30">durch Systemupdates werden Sicherheitslücken geschlossen</text:p>
        </text:list-item>
      </text:list>
      <text:p text:style-name="P29"/>
      <text:h text:style-name="P43" text:outline-level="1"><text:soft-page-break/>Nichtfunktionale Anforderungen</text:h>
      <text:h text:style-name="P51" text:outline-level="2">Erweiterbarkeit</text:h>
      <text:p text:style-name="P31">Das System soll mit beliebig vielen andern Systemen erweiterbar sein, da es unzählige verschiedene Hackangriffe auf einen Server gegeben ist. </text:p>
      <text:p text:style-name="P31"/>
      <text:h text:style-name="P49" text:outline-level="2">Änderungen</text:h>
      <text:p text:style-name="P31">Eine Änderung an den Systemen ist nur dann vorgesehen, wenn durch Updates Funktionen nich mehr funktionierten </text:p>
      <text:p text:style-name="P32"/>
      <text:h text:style-name="Heading_20_2" text:outline-level="2">Bedienbarkeit</text:h>
      <text:p text:style-name="P36">Die Bedienbarkeit für das Zurücksetzten der Systeme muss schnell und einfach erfolgen. </text:p>
      <text:p text:style-name="P36"/>
      <text:h text:style-name="P45" text:outline-level="1"/>
      <text:h text:style-name="P46" text:outline-level="1">Projektphasen und Meilensteine</text:h>
      <text:p text:style-name="P37"/>
      <text:h text:style-name="Heading_20_2" text:outline-level="2">Phasen </text:h>
      <text:p text:style-name="P37">In dem Projekt gibt es <text:span text:style-name="T8">grundsätzlich</text:span> drei große Projektphasen: </text:p>
      <text:list xml:id="list8337692666442008300" text:style-name="L7">
        <text:list-item>
          <text:p text:style-name="P38">Einarbeitungsphase</text:p>
        </text:list-item>
        <text:list-item>
          <text:p text:style-name="P38">Implementierungsphase</text:p>
        </text:list-item>
        <text:list-item>
          <text:p text:style-name="P38">Testphase</text:p>
        </text:list-item>
      </text:list>
      <text:p text:style-name="P37"/>
      <text:p text:style-name="P33">Dabei wird fortlaufend eine Dokumentation erstellt. </text:p>
      <text:p text:style-name="P33"/>
      <text:h text:style-name="Heading_20_2" text:outline-level="2">Meilensteine</text:h>
      <text:p text:style-name="Text_20_body"/>
      <text:p text:style-name="P39">MEILENSTEINE <text:s/>mit Erklärung</text:p>
      <text:p text:style-name="P39"/>
      <text:p text:style-name="P39"/>
      <text:p text:style-name="P39"/>
      <text:h text:style-name="Heading_20_1" text:outline-level="1">Anforderungen an d<text:span text:style-name="T9">ie </text:span>Projektentwicklung</text:h>
      <text:p text:style-name="P34">Damit das Projekt umgesetzt werden kann, müssen einige Grundlagen angeeignet werden, wie zum Beispiel das Umgehen mit Debian, sowie VirtualBox. </text:p>
      <text:p text:style-name="P34"/>
      <text:h text:style-name="Heading_20_2" text:outline-level="2">Projektumwelt </text:h>
      <text:p text:style-name="P35"/>
      <text:p text:style-name="P35"/>
      <text:p text:style-name="P35"/>
      <text:p text:style-name="P35"/>
      <text:h text:style-name="Heading_20_2" text:outline-level="2"><text:soft-page-break/>Risiken </text:h>
      <text:list xml:id="list6655124008366670151" text:style-name="L8">
        <text:list-item>
          <text:p text:style-name="P40">Krankheitsbedingter Ausfall eines Projektmitglieds</text:p>
        </text:list-item>
        <text:list-item>
          <text:p text:style-name="P40">lange Verzögerungen </text:p>
        </text:list-item>
        <text:list-item>
          <text:p text:style-name="P40">Projektabbruch</text:p>
        </text:list-item>
      </text:list>
      <text:p text:style-name="P41"/>
      <text:h text:style-name="Heading_20_2" text:outline-level="2">Schätzung des Aufwands </text:h>
      <text:p text:style-name="P42">Gesamte Projektdauer: ca. 200 Stunde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draw:gradient draw:name="Bright_5f_Blue" draw:display-name="Bright_Blue" draw:style="axial" draw:start-color="#cfe7f5" draw:end-color="#729fcf" draw:start-intensity="100%" draw:end-intensity="100%" draw:angle="300" draw:border="0%"/>
    <draw:gradient draw:name="Deep_20_Orange" draw:display-name="Deep Orange" draw:style="linear" draw:start-color="#ff950e" draw:end-color="#c5000b" draw:start-intensity="100%" draw:end-intensity="100%" draw:angle="450" draw:border="0%"/>
    <draw:gradient draw:name="Grey_5f_White" draw:display-name="Grey_White" draw:style="axial" draw:start-color="#ffffff" draw:end-color="#dddddd" draw:start-intensity="100%" draw:end-intensity="100%" draw:angle="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n" fo:country="US" style:letter-kerning="true" style:font-name-asian="Arial"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chof Martin</meta:initial-creator>
    <meta:creation-date>2014-07-07T16:48:39.691644267</meta:creation-date>
    <dc:date>2014-07-08T11:32:19.153573213</dc:date>
    <dc:creator>Bischof Martin</dc:creator>
    <meta:editing-duration>PT1H55M34S</meta:editing-duration>
    <meta:editing-cycles>32</meta:editing-cycles>
    <meta:generator>LibreOffice/4.2.5.2$Linux_X86_64 LibreOffice_project/61cb170a04bb1f12e77c884eab9192be736ec5f5</meta:generator>
    <meta:document-statistic meta:table-count="5" meta:image-count="0" meta:object-count="0" meta:page-count="7" meta:paragraph-count="111" meta:word-count="438" meta:character-count="3401" meta:non-whitespace-character-count="3071"/>
  </office:meta>
</office:document-meta>
</file>